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1" svg:font-family="Thorndale" style:font-family-generic="roman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854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1.0445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2307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ff" style:diagonal-bl-tr="none" style:diagonal-tl-br="none" style:text-align-source="fix" style:repeat-content="false" fo:wrap-option="no-wrap" fo:border="0.06pt solid #000000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>
      <style:text-properties style:font-name="Thorndale1" fo:font-size="12pt" style:font-size-asian="12pt" style:font-size-complex="12pt"/>
    </style:style>
    <style:style style:name="ce3" style:family="table-cell" style:parent-style-name="Default" style:data-style-name="N0">
      <style:table-cell-properties fo:background-color="#e6e6ff" style:diagonal-bl-tr="none" style:diagonal-tl-br="none" style:text-align-source="fix" style:repeat-content="false" fo:wrap-option="no-wrap" fo:border="0.06pt solid #000000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horndale1" fo:font-size="12pt" style:font-size-asian="12pt" style:font-size-complex="12pt"/>
    </style:style>
    <style:style style:name="ce7" style:family="table-cell" style:parent-style-name="Default" style:data-style-name="N100">
      <style:table-cell-properties fo:background-color="#e6e6ff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horndale1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8"/>
        <table:table-column table:style-name="co5" table:default-cell-style-name="ce4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Simulace 500 ms běhu</text:p>
          </table:table-cell>
          <table:covered-table-cell table:style-name="ce1"/>
          <table:table-cell table:style-name="ce7" office:value-type="string" table:number-columns-spanned="2" table:number-rows-spanned="2">
            <text:p>Počet simulačních</text:p>
            <text:p>Událostí</text:p>
          </table:table-cell>
          <table:covered-table-cell table:style-name="ce1"/>
          <table:table-cell table:number-columns-repeated="4"/>
        </table:table-row>
        <table:table-row table:style-name="ro1">
          <table:table-cell/>
          <table:table-cell table:style-name="ce3" office:value-type="string">
            <text:p>GUI</text:p>
          </table:table-cell>
          <table:table-cell table:style-name="ce3" office:value-type="string">
            <text:p>Konzolová aplikace</text:p>
          </table:table-cell>
          <table:covered-table-cell table:style-name="ce4"/>
          <table:covered-table-cell/>
          <table:table-cell table:number-columns-repeated="4"/>
        </table:table-row>
        <table:table-row table:style-name="ro1">
          <table:table-cell office:value-type="string">
            <text:p>Test 1</text:p>
          </table:table-cell>
          <table:table-cell office:value-type="string">
            <text:p>17146 ms</text:p>
          </table:table-cell>
          <table:table-cell office:value-type="string">
            <text:p>7185 ms</text:p>
          </table:table-cell>
          <table:table-cell office:value-type="float" office:value="6063041" table:number-columns-spanned="2" table:number-rows-spanned="1">
            <text:p>6063041</text:p>
          </table:table-cell>
          <table:covered-table-cell/>
          <table:table-cell/>
          <table:table-cell table:style-name="ce4" office:value-type="float" office:value="7.185">
            <text:p>7.185</text:p>
          </table:table-cell>
          <table:table-cell table:style-name="ce8" office:value-type="float" office:value="6063041">
            <text:p>6063041</text:p>
          </table:table-cell>
          <table:table-cell/>
        </table:table-row>
        <table:table-row table:style-name="ro1">
          <table:table-cell office:value-type="string">
            <text:p>Test 2</text:p>
          </table:table-cell>
          <table:table-cell office:value-type="string">
            <text:p>17498 ms</text:p>
          </table:table-cell>
          <table:table-cell office:value-type="string">
            <text:p>6971 ms</text:p>
          </table:table-cell>
          <table:table-cell office:value-type="float" office:value="6063041" table:number-columns-spanned="2" table:number-rows-spanned="1">
            <text:p>6063041</text:p>
          </table:table-cell>
          <table:covered-table-cell/>
          <table:table-cell/>
          <table:table-cell office:value-type="float" office:value="17.146">
            <text:p>17.146</text:p>
          </table:table-cell>
          <table:table-cell table:formula="of:=[.H3]/[.G3]" office:value-type="float" office:value="843847.042449548">
            <text:p>843847.042449548</text:p>
          </table:table-cell>
          <table:table-cell/>
        </table:table-row>
        <table:table-row table:style-name="ro1">
          <table:table-cell office:value-type="string">
            <text:p>Test 3</text:p>
          </table:table-cell>
          <table:table-cell office:value-type="string">
            <text:p>20214 ms</text:p>
          </table:table-cell>
          <table:table-cell office:value-type="string">
            <text:p>8145 ms</text:p>
          </table:table-cell>
          <table:table-cell office:value-type="float" office:value="6063063" table:number-columns-spanned="2" table:number-rows-spanned="1">
            <text:p>6063063</text:p>
          </table:table-cell>
          <table:covered-table-cell/>
          <table:table-cell/>
          <table:table-cell table:formula="of:=[.G4]/[.G3]" office:value-type="float" office:value="2.38636047320807">
            <text:p>2.386360473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5" table:number-columns-repeated="2"/>
          <table:table-cell table:style-name="ce9"/>
          <table:table-cell table:style-name="ce5"/>
          <table:table-cell table:number-columns-repeated="4"/>
        </table:table-row>
        <table:table-row table:style-name="ro2"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2" table:number-rows-spanned="1">
            <text:p>Simulace 500 ms běhu</text:p>
          </table:table-cell>
          <table:covered-table-cell table:style-name="ce1"/>
          <table:table-cell table:style-name="ce7" office:value-type="string" table:number-columns-spanned="2" table:number-rows-spanned="2">
            <text:p>Počet simulačních</text:p>
            <text:p>Událostí</text:p>
          </table:table-cell>
          <table:covered-table-cell table:style-name="ce1"/>
          <table:table-cell table:number-columns-repeated="4"/>
        </table:table-row>
        <table:table-row table:style-name="ro1">
          <table:table-cell/>
          <table:table-cell table:style-name="ce3" office:value-type="string">
            <text:p>GUI</text:p>
          </table:table-cell>
          <table:table-cell table:style-name="ce3" office:value-type="string">
            <text:p>Konzolová aplikace</text:p>
          </table:table-cell>
          <table:covered-table-cell table:style-name="ce4"/>
          <table:covered-table-cell/>
          <table:table-cell table:number-columns-repeated="4"/>
        </table:table-row>
        <table:table-row table:style-name="ro1">
          <table:table-cell office:value-type="string">
            <text:p>Test 1</text:p>
          </table:table-cell>
          <table:table-cell table:style-name="ce6" office:value-type="string">
            <text:p>7689 ms</text:p>
          </table:table-cell>
          <table:table-cell table:style-name="ce6" office:value-type="string">
            <text:p>2965 ms</text:p>
          </table:table-cell>
          <table:table-cell table:style-name="ce10" office:value-type="float" office:value="2537686" table:number-columns-spanned="2" table:number-rows-spanned="1">
            <text:p>2537686</text:p>
          </table:table-cell>
          <table:covered-table-cell table:style-name="ce6"/>
          <table:table-cell/>
          <table:table-cell office:value-type="float" office:value="2.965">
            <text:p>2.965</text:p>
          </table:table-cell>
          <table:table-cell table:style-name="ce10" office:value-type="float" office:value="2537686" table:number-columns-spanned="2" table:number-rows-spanned="1">
            <text:p>2537686</text:p>
          </table:table-cell>
          <table:covered-table-cell/>
        </table:table-row>
        <table:table-row table:style-name="ro1">
          <table:table-cell office:value-type="string">
            <text:p>Test 2</text:p>
          </table:table-cell>
          <table:table-cell table:style-name="ce6" office:value-type="string">
            <text:p>7398 ms</text:p>
          </table:table-cell>
          <table:table-cell table:style-name="ce6" office:value-type="string">
            <text:p>2968 ms</text:p>
          </table:table-cell>
          <table:table-cell table:style-name="ce10" office:value-type="float" office:value="2537686" table:number-columns-spanned="2" table:number-rows-spanned="1">
            <text:p>2537686</text:p>
          </table:table-cell>
          <table:covered-table-cell table:style-name="ce6"/>
          <table:table-cell table:number-columns-repeated="2"/>
          <table:table-cell table:formula="of:=[.H10]/[.G10]" office:value-type="float" office:value="855880.607082631">
            <text:p>855880.607082631</text:p>
          </table:table-cell>
          <table:table-cell/>
        </table:table-row>
        <table:table-row table:style-name="ro1">
          <table:table-cell office:value-type="string">
            <text:p>Test 3</text:p>
          </table:table-cell>
          <table:table-cell table:style-name="ce6" office:value-type="string">
            <text:p>8601 ms</text:p>
          </table:table-cell>
          <table:table-cell table:style-name="ce6" office:value-type="string">
            <text:p>3461 ms</text:p>
          </table:table-cell>
          <table:table-cell table:style-name="ce10" office:value-type="float" office:value="2537708" table:number-columns-spanned="2" table:number-rows-spanned="1">
            <text:p>2537708</text:p>
          </table:table-cell>
          <table:covered-table-cell table:style-name="ce6"/>
          <table:table-cell table:number-columns-repeated="4"/>
        </table:table-row>
        <table:table-row table:style-name="ro1">
          <table:table-cell table:style-name="ce2" table:number-columns-repeated="5"/>
          <table:table-cell table:number-columns-repeated="4"/>
        </table:table-row>
        <table:table-row table:style-name="ro1">
          <table:table-cell table:style-name="ce2" table:number-columns-repeated="5"/>
          <table:table-cell table:number-columns-repeated="4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horndale1" svg:font-family="Thorndale" style:font-family-generic="roman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3T14:56:12</meta:creation-date>
    <dc:date>2014-05-03T19:35:24</dc:date>
    <meta:editing-duration>PT2H52M49S</meta:editing-duration>
    <meta:editing-cycles>2</meta:editing-cycles>
    <meta:generator>LibreOffice/3.5$Linux_X86_64 LibreOffice_project/350m1$Build-2</meta:generator>
    <meta:document-statistic meta:table-count="3" meta:cell-count="40" meta:object-count="0"/>
  </office:meta>
</office:document-meta>
</file>